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DAPSampler.setBaseEntryDN( String newbase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Sampler.LDAPSamp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DAPSampler.addTest( LdapClient ldap , SampleResult 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DAPSampler.getBaseEntryD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Sampler.get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Sampler.setUserDefinedTest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Sampler.sample( Entry 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LDAPSampler.searchTest( LdapClient ldap , SampleResult r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DAPSampler.setArguments( Arguments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Sampler.deleteTest( LdapClient ldap , SampleResult 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DAPSampler.get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Sampler.getBasic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LDAPSampler.getServ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Sampler.setRootdn( String newRootd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Sampler.getUserDefined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Sampler.getBasicAttribute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DAPSampler.getRootd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Sampler.setTest( String new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Sampler.getUserModAttribu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DAPSampler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Sampler.getUserAttribu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DAPSampler.ge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Sampler.setPort( String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Sampler.get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Sampler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Sampler.modifyTest( LdapClient ldap , SampleResult 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DAPSampler.getModification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DAPSampler.setServername( String serv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